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specificación de recursos humano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Recursos</text:p>
          </table:table-cell>
          <table:table-cell office:value-type="string" calcext:value-type="string">
            <text:p>Salario anual</text:p>
          </table:table-cell>
          <table:table-cell office:value-type="string" calcext:value-type="string">
            <text:p>Salario mensual</text:p>
          </table:table-cell>
          <table:table-cell office:value-type="string" calcext:value-type="string">
            <text:p>Salario diario</text:p>
          </table:table-cell>
          <table:table-cell office:value-type="string" calcext:value-type="string">
            <text:p>Salario por hora</text:p>
          </table:table-cell>
          <table:table-cell/>
          <table:table-cell office:value-type="string" calcext:value-type="string">
            <text:p>Horas</text:p>
          </table:table-cell>
          <table:table-cell/>
        </table:table-row>
        <table:table-row table:style-name="ro1">
          <table:table-cell office:value-type="string" calcext:value-type="string">
            <text:p>Desarrollador backend</text:p>
          </table:table-cell>
          <table:table-cell office:value-type="float" office:value="31412" calcext:value-type="float">
            <text:p>31412</text:p>
          </table:table-cell>
          <table:table-cell table:formula="of:=[.B3]/14" office:value-type="float" office:value="2243.71428571429" calcext:value-type="float">
            <text:p>2243.71428571429</text:p>
          </table:table-cell>
          <table:table-cell table:formula="of:=[.C3]/20" office:value-type="float" office:value="112.185714285714" calcext:value-type="float">
            <text:p>112.185714285714</text:p>
          </table:table-cell>
          <table:table-cell table:formula="of:=[.D3]/8" office:value-type="float" office:value="14.0232142857143" calcext:value-type="float">
            <text:p>14.0232142857143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E3]*[.G3]" office:value-type="float" office:value="28046.4285714286" calcext:value-type="float">
            <text:p>28046.4285714286</text:p>
          </table:table-cell>
        </table:table-row>
        <table:table-row table:style-name="ro1">
          <table:table-cell office:value-type="string" calcext:value-type="string">
            <text:p>Desarrollador frontend</text:p>
          </table:table-cell>
          <table:table-cell office:value-type="float" office:value="37123" calcext:value-type="float">
            <text:p>37123</text:p>
          </table:table-cell>
          <table:table-cell table:formula="of:=[.B4]/14" office:value-type="float" office:value="2651.64285714286" calcext:value-type="float">
            <text:p>2651.64285714286</text:p>
          </table:table-cell>
          <table:table-cell table:formula="of:=[.C4]/20" office:value-type="float" office:value="132.582142857143" calcext:value-type="float">
            <text:p>132.582142857143</text:p>
          </table:table-cell>
          <table:table-cell table:formula="of:=[.D4]/8" office:value-type="float" office:value="16.5727678571429" calcext:value-type="float">
            <text:p>16.5727678571429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E4]*[.G4]" office:value-type="float" office:value="24859.1517857143" calcext:value-type="float">
            <text:p>24859.1517857143</text:p>
          </table:table-cell>
        </table:table-row>
        <table:table-row table:style-name="ro1">
          <table:table-cell office:value-type="string" calcext:value-type="string">
            <text:p>Diseñador</text:p>
          </table:table-cell>
          <table:table-cell office:value-type="float" office:value="22417" calcext:value-type="float">
            <text:p>22417</text:p>
          </table:table-cell>
          <table:table-cell table:formula="of:=[.B5]/14" office:value-type="float" office:value="1601.21428571429" calcext:value-type="float">
            <text:p>1601.21428571429</text:p>
          </table:table-cell>
          <table:table-cell table:formula="of:=[.C5]/20" office:value-type="float" office:value="80.0607142857143" calcext:value-type="float">
            <text:p>80.0607142857143</text:p>
          </table:table-cell>
          <table:table-cell table:formula="of:=[.D5]/8" office:value-type="float" office:value="10.0075892857143" calcext:value-type="float">
            <text:p>10.007589285714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E5]*[.G5]" office:value-type="float" office:value="3002.27678571429" calcext:value-type="float">
            <text:p>3002.27678571429</text:p>
          </table:table-cell>
        </table:table-row>
        <table:table-row table:style-name="ro1">
          <table:table-cell office:value-type="string" calcext:value-type="string">
            <text:p>Tester</text:p>
          </table:table-cell>
          <table:table-cell office:value-type="float" office:value="28036" calcext:value-type="float">
            <text:p>28036</text:p>
          </table:table-cell>
          <table:table-cell table:formula="of:=[.B6]/14" office:value-type="float" office:value="2002.57142857143" calcext:value-type="float">
            <text:p>2002.57142857143</text:p>
          </table:table-cell>
          <table:table-cell table:formula="of:=[.C6]/20" office:value-type="float" office:value="100.128571428571" calcext:value-type="float">
            <text:p>100.128571428571</text:p>
          </table:table-cell>
          <table:table-cell table:formula="of:=[.D6]/8" office:value-type="float" office:value="12.5160714285714" calcext:value-type="float">
            <text:p>12.5160714285714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E6]*[.G6]" office:value-type="float" office:value="6258.03571428571" calcext:value-type="float">
            <text:p>6258.03571428571</text:p>
          </table:table-cell>
        </table:table-row>
        <table:table-row table:style-name="ro1">
          <table:table-cell office:value-type="string" calcext:value-type="string">
            <text:p>Técnico de sistemas</text:p>
          </table:table-cell>
          <table:table-cell office:value-type="float" office:value="24422" calcext:value-type="float">
            <text:p>24422</text:p>
          </table:table-cell>
          <table:table-cell table:formula="of:=[.B7]/14" office:value-type="float" office:value="1744.42857142857" calcext:value-type="float">
            <text:p>1744.42857142857</text:p>
          </table:table-cell>
          <table:table-cell table:formula="of:=[.C7]/20" office:value-type="float" office:value="87.2214285714286" calcext:value-type="float">
            <text:p>87.2214285714286</text:p>
          </table:table-cell>
          <table:table-cell table:formula="of:=[.D7]/8" office:value-type="float" office:value="10.9026785714286" calcext:value-type="float">
            <text:p>10.9026785714286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E7]*[.G7]" office:value-type="float" office:value="7631.875" calcext:value-type="float">
            <text:p>7631.875</text:p>
          </table:table-cell>
        </table:table-row>
        <table:table-row table:style-name="ro1">
          <table:table-cell table:number-columns-repeated="6"/>
          <table:table-cell table:formula="of:=SUM([.G3:.G7])" office:value-type="float" office:value="5000" calcext:value-type="float">
            <text:p>5000</text:p>
          </table:table-cell>
          <table:table-cell table:formula="of:=SUM([.H3:.H7])" office:value-type="float" office:value="69797.7678571429" calcext:value-type="float">
            <text:p>69797.767857142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areas Notion – Total</text:p>
          </table:table-cell>
          <table:table-cell office:value-type="float" office:value="17477880" calcext:value-type="float">
            <text:p>17477880</text:p>
          </table:table-cell>
          <table:table-cell table:formula="of:=[.B12]/[.B13]" office:value-type="float" office:value="4854.96666666667" calcext:value-type="float">
            <text:p>4854.96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5000 horas trabajada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22:11:02.237286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13:42:30.637183304</meta:creation-date>
    <dc:date>2023-06-09T00:14:58.695135605</dc:date>
    <meta:editing-duration>PT2H25M58S</meta:editing-duration>
    <meta:editing-cycles>8</meta:editing-cycles>
    <meta:generator>LibreOffice/6.4.7.2$Linux_X86_64 LibreOffice_project/40$Build-2</meta:generator>
    <meta:document-statistic meta:table-count="1" meta:cell-count="49" meta:object-count="0"/>
  </office:meta>
</office:document-meta>
</file>